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1">
      <style:paragraph-properties fo:line-height="100%"/>
      <style:text-properties officeooo:paragraph-rsid="04af6545"/>
    </style:style>
    <style:style style:name="P4" style:family="paragraph" style:parent-style-name="Heading_20_2">
      <style:text-properties officeooo:paragraph-rsid="06ba6cca"/>
    </style:style>
    <style:style style:name="P5" style:family="paragraph" style:parent-style-name="Heading_20_2">
      <style:text-properties officeooo:paragraph-rsid="0696a3d1"/>
    </style:style>
    <style:style style:name="P6" style:family="paragraph" style:parent-style-name="Heading_20_2">
      <style:text-properties officeooo:paragraph-rsid="069f2fb2"/>
    </style:style>
    <style:style style:name="P7" style:family="paragraph" style:parent-style-name="Heading_20_2">
      <style:text-properties officeooo:paragraph-rsid="06da3b53"/>
    </style:style>
    <style:style style:name="P8" style:family="paragraph" style:parent-style-name="Heading_20_2">
      <style:text-properties officeooo:paragraph-rsid="06de772b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Monospace" fo:font-weight="normal" officeooo:rsid="06da3b53" officeooo:paragraph-rsid="06da3b53" style:font-size-asian="10.5pt" style:font-weight-asian="normal" style:font-name-complex="David CLM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Monospace" fo:font-weight="normal" officeooo:rsid="06dc4607" officeooo:paragraph-rsid="06dc4607" style:font-size-asian="10.5pt" style:font-weight-asian="normal" style:font-name-complex="David CLM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Monospace" fo:font-weight="normal" officeooo:rsid="06dcb19f" officeooo:paragraph-rsid="06dcb19f" style:font-size-asian="10.5pt" style:font-weight-asian="normal" style:font-name-complex="David CLM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paragraph-rsid="06beda12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paragraph-rsid="06dc4607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officeooo:rsid="06beda12" officeooo:paragraph-rsid="06beda12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officeooo:rsid="06beda12" officeooo:paragraph-rsid="06beda12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officeooo:rsid="06c02f1e" officeooo:paragraph-rsid="06c02f1e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style:text-position="0% 100%" style:font-name="Monospace" officeooo:rsid="0694787f" officeooo:paragraph-rsid="06c02f1e" style:font-size-asian="10.5pt" style:font-name-complex="David CLM" style:font-weight-complex="normal"/>
    </style:style>
    <style:style style:name="P18" style:family="paragraph" style:parent-style-name="Standard">
      <style:paragraph-properties fo:margin-top="0.1189in" fo:margin-bottom="0.1189in" style:contextual-spacing="false"/>
      <style:text-properties officeooo:paragraph-rsid="06c8b990"/>
    </style:style>
    <style:style style:name="P19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6c488a3"/>
    </style:style>
    <style:style style:name="P20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paragraph-rsid="06d6a382"/>
    </style:style>
    <style:style style:name="P21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officeooo:rsid="06c5b8cb" officeooo:paragraph-rsid="06cab667"/>
    </style:style>
    <style:style style:name="P22" style:family="paragraph" style:parent-style-name="Text_20_body">
      <style:paragraph-properties fo:line-height="100%"/>
      <style:text-properties style:font-name="Monospace" officeooo:rsid="0696a3d1" officeooo:paragraph-rsid="0696a3d1" style:font-size-asian="10.5pt" style:font-name-complex="David CLM" style:font-weight-complex="normal"/>
    </style:style>
    <style:style style:name="P23" style:family="paragraph" style:parent-style-name="Text_20_body">
      <style:paragraph-properties fo:line-height="100%"/>
      <style:text-properties style:font-name="Monospace" officeooo:rsid="069f2fb2" officeooo:paragraph-rsid="069f2fb2" style:font-size-asian="10.5pt" style:font-name-complex="David CLM" style:font-weight-complex="normal"/>
    </style:style>
    <style:style style:name="P24" style:family="paragraph" style:parent-style-name="Text_20_body">
      <style:paragraph-properties fo:line-height="100%"/>
      <style:text-properties officeooo:paragraph-rsid="04af6545"/>
    </style:style>
    <style:style style:name="P25" style:family="paragraph" style:parent-style-name="Text_20_body">
      <style:paragraph-properties fo:line-height="100%"/>
      <style:text-properties officeooo:rsid="06da3b53" officeooo:paragraph-rsid="04af6545"/>
    </style:style>
    <style:style style:name="P26" style:family="paragraph" style:parent-style-name="Text_20_body">
      <style:text-properties officeooo:paragraph-rsid="06e07f89"/>
    </style:style>
    <style:style style:name="P27" style:family="paragraph" style:parent-style-name="Text_20_body">
      <style:paragraph-properties fo:line-height="100%" fo:text-align="end" style:justify-single-word="false" style:writing-mode="rl-tb"/>
      <style:text-properties officeooo:paragraph-rsid="06dfa93a"/>
    </style:style>
    <style:style style:name="P28" style:family="paragraph" style:parent-style-name="Text_20_body">
      <style:paragraph-properties fo:line-height="100%" fo:text-align="end" style:justify-single-word="false" style:writing-mode="rl-tb"/>
      <style:text-properties officeooo:paragraph-rsid="06de772b"/>
    </style:style>
    <style:style style:name="P29" style:family="paragraph" style:parent-style-name="Text_20_body">
      <style:paragraph-properties fo:line-height="100%" fo:text-align="start" style:justify-single-word="false" style:writing-mode="lr-tb"/>
      <style:text-properties style:font-name="Monospace" fo:language="en" fo:country="US" officeooo:rsid="06cc7b7c" officeooo:paragraph-rsid="06cc7b7c" style:font-size-asian="10.5pt" style:font-name-complex="David CLM" style:font-weight-complex="normal"/>
    </style:style>
    <style:style style:name="P30" style:family="paragraph" style:parent-style-name="Text_20_body">
      <style:paragraph-properties fo:line-height="100%" fo:text-align="start" style:justify-single-word="false" style:writing-mode="lr-tb"/>
      <style:text-properties officeooo:paragraph-rsid="06cc7b7c"/>
    </style:style>
    <style:style style:name="P31" style:family="paragraph" style:parent-style-name="Text_20_body">
      <style:paragraph-properties fo:line-height="100%" fo:text-align="start" style:justify-single-word="false" style:writing-mode="lr-tb"/>
      <style:text-properties officeooo:paragraph-rsid="06dfa93a"/>
    </style:style>
    <style:style style:name="P32" style:family="paragraph" style:parent-style-name="Text_20_body">
      <style:paragraph-properties fo:line-height="100%" fo:text-align="start" style:justify-single-word="false" style:writing-mode="lr-tb"/>
      <style:text-properties officeooo:paragraph-rsid="06de772b"/>
    </style:style>
    <style:style style:name="P33" style:family="paragraph" style:parent-style-name="Text_20_body">
      <style:paragraph-properties fo:line-height="100%" fo:text-align="start" style:justify-single-word="false" style:writing-mode="lr-tb"/>
      <style:text-properties officeooo:rsid="06de772b" officeooo:paragraph-rsid="06de772b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7319f8"/>
    </style:style>
    <style:style style:name="T4" style:family="text">
      <style:text-properties fo:color="#000000" loext:opacity="100%"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" style:family="text">
      <style:text-properties fo:color="#000000" loext:opacity="100%"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6" style:family="text">
      <style:text-properties fo:color="#000000" loext:opacity="100%" style:font-name="Monospace" fo:font-size="12pt" fo:font-style="normal" fo:font-weight="normal" officeooo:rsid="069f2fb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de772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language="en" fo:country="US" fo:font-style="normal" fo:font-weight="normal" officeooo:rsid="06ba6cc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language="en" fo:country="US" fo:font-style="normal" fo:font-weight="normal" officeooo:rsid="06da3b5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language="en" fo:country="US" fo:font-style="normal" fo:font-weight="normal" officeooo:rsid="06d5521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language="en" fo:country="US" fo:font-style="normal" fo:font-weight="normal" officeooo:rsid="06d8d27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officeooo:rsid="06d947e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language="en" fo:country="US" fo:font-style="normal" fo:font-weight="normal" officeooo:rsid="06da3b5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language="en" fo:country="US" fo:font-style="normal" fo:font-weight="normal" officeooo:rsid="06de772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language="en" fo:country="US" fo:font-style="normal" fo:font-weight="normal" officeooo:rsid="06b61fb1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17" style:family="text">
      <style:text-properties style:font-name="Monospace" fo:font-weight="normal" officeooo:rsid="06b61fb1" style:font-size-asian="10.5pt" style:font-weight-asian="normal" style:font-name-complex="David CLM" style:font-weight-complex="normal"/>
    </style:style>
    <style:style style:name="T18" style:family="text">
      <style:text-properties style:font-name="Monospace" fo:font-weight="normal" officeooo:rsid="06b7bfa8" style:font-size-asian="10.5pt" style:font-weight-asian="normal" style:font-name-complex="David CLM" style:font-weight-complex="normal"/>
    </style:style>
    <style:style style:name="T19" style:family="text">
      <style:text-properties style:font-name="Monospace" fo:font-weight="normal" officeooo:rsid="06c488a3" style:font-size-asian="10.5pt" style:font-weight-asian="normal" style:font-name-complex="David CLM" style:font-weight-complex="normal"/>
    </style:style>
    <style:style style:name="T20" style:family="text">
      <style:text-properties style:font-name="Monospace" fo:font-weight="normal" officeooo:rsid="06c5b8cb" style:font-size-asian="10.5pt" style:font-weight-asian="normal" style:font-name-complex="David CLM" style:font-weight-complex="normal"/>
    </style:style>
    <style:style style:name="T21" style:family="text">
      <style:text-properties style:font-name="Monospace" fo:language="en" fo:country="US" fo:font-weight="bold" officeooo:rsid="06bd383f" style:font-size-asian="10.5pt" style:font-weight-asian="bold" style:font-name-complex="David CLM" style:font-weight-complex="normal"/>
    </style:style>
    <style:style style:name="T22" style:family="text">
      <style:text-properties style:font-name="Monospace" fo:language="en" fo:country="US" fo:font-weight="bold" officeooo:rsid="06beda12" style:font-size-asian="10.5pt" style:font-weight-asian="bold" style:font-name-complex="David CLM" style:font-weight-complex="normal"/>
    </style:style>
    <style:style style:name="T23" style:family="text">
      <style:text-properties style:font-name="Monospace" fo:language="en" fo:country="US" fo:font-weight="bold" style:font-size-asian="10.5pt" style:font-weight-asian="bold" style:font-name-complex="David CLM" style:font-weight-complex="normal"/>
    </style:style>
    <style:style style:name="T24" style:family="text">
      <style:text-properties style:font-name="Monospace" fo:language="en" fo:country="US" fo:font-weight="bold" officeooo:rsid="06bd383f" style:font-size-asian="10.5pt" style:font-weight-asian="bold" style:font-name-complex="David CLM" style:font-weight-complex="normal"/>
    </style:style>
    <style:style style:name="T25" style:family="text">
      <style:text-properties style:font-name="Monospace" fo:language="en" fo:country="US" fo:font-weight="bold" officeooo:rsid="06beda12" style:font-size-asian="10.5pt" style:font-weight-asian="bold" style:font-name-complex="David CLM" style:font-weight-complex="normal"/>
    </style:style>
    <style:style style:name="T26" style:family="text">
      <style:text-properties style:font-name="Monospace" fo:language="en" fo:country="US" fo:font-weight="bold" officeooo:rsid="06c02f1e" style:font-size-asian="10.5pt" style:font-weight-asian="bold" style:font-name-complex="David CLM" style:font-weight-complex="normal"/>
    </style:style>
    <style:style style:name="T27" style:family="text">
      <style:text-properties style:font-name="Monospace" fo:language="en" fo:country="US" fo:font-weight="bold" officeooo:rsid="06c0fc75" style:font-size-asian="10.5pt" style:font-weight-asian="bold" style:font-name-complex="David CLM" style:font-weight-complex="normal"/>
    </style:style>
    <style:style style:name="T28" style:family="text">
      <style:text-properties style:font-name="Monospace" fo:language="en" fo:country="US" fo:font-weight="bold" officeooo:rsid="06cc7b7c" style:font-size-asian="10.5pt" style:font-weight-asian="bold" style:font-name-complex="David CLM" style:font-weight-complex="bold"/>
    </style:style>
    <style:style style:name="T29" style:family="text">
      <style:text-properties style:font-name="Monospace" fo:language="en" fo:country="US" fo:font-weight="normal" style:font-size-asian="10.5pt" style:font-weight-asian="normal" style:font-name-complex="David CLM" style:font-weight-complex="normal"/>
    </style:style>
    <style:style style:name="T30" style:family="text">
      <style:text-properties style:font-name="Monospace" fo:language="en" fo:country="US" fo:font-weight="normal" officeooo:rsid="06c488a3" style:font-size-asian="10.5pt" style:font-weight-asian="normal" style:font-name-complex="David CLM" style:font-weight-complex="normal"/>
    </style:style>
    <style:style style:name="T31" style:family="text">
      <style:text-properties style:font-name="Monospace" fo:language="en" fo:country="US" fo:font-weight="normal" officeooo:rsid="06c5b8cb" style:font-size-asian="10.5pt" style:font-weight-asian="normal" style:font-name-complex="David CLM" style:font-weight-complex="normal"/>
    </style:style>
    <style:style style:name="T32" style:family="text">
      <style:text-properties style:font-name="Monospace" fo:language="en" fo:country="US" fo:font-weight="normal" officeooo:rsid="06c5d457" style:font-size-asian="10.5pt" style:font-weight-asian="normal" style:font-name-complex="David CLM" style:font-weight-complex="normal"/>
    </style:style>
    <style:style style:name="T33" style:family="text">
      <style:text-properties style:font-name="Monospace" fo:language="en" fo:country="US" fo:font-weight="normal" officeooo:rsid="06cab667" style:font-size-asian="10.5pt" style:font-weight-asian="normal" style:font-name-complex="David CLM" style:font-weight-complex="normal"/>
    </style:style>
    <style:style style:name="T34" style:family="text">
      <style:text-properties style:font-name="Monospace" fo:language="en" fo:country="US" fo:font-weight="normal" officeooo:rsid="06cc7b7c" style:font-size-asian="10.5pt" style:font-weight-asian="normal" style:font-name-complex="David CLM" style:font-weight-complex="normal"/>
    </style:style>
    <style:style style:name="T35" style:family="text">
      <style:text-properties style:font-name="Monospace" fo:language="en" fo:country="US" fo:font-weight="normal" officeooo:rsid="06cdd454" style:font-size-asian="10.5pt" style:font-weight-asian="normal" style:font-name-complex="David CLM" style:font-weight-complex="normal"/>
    </style:style>
    <style:style style:name="T36" style:family="text">
      <style:text-properties style:font-name="Monospace" fo:language="en" fo:country="US" fo:font-weight="normal" officeooo:rsid="06d2d768" style:font-size-asian="10.5pt" style:font-weight-asian="normal" style:font-name-complex="David CLM" style:font-weight-complex="normal"/>
    </style:style>
    <style:style style:name="T37" style:family="text">
      <style:text-properties style:font-name="Monospace" fo:language="en" fo:country="US" fo:font-weight="normal" officeooo:rsid="06d4bdcb" style:font-size-asian="10.5pt" style:font-weight-asian="normal" style:font-name-complex="David CLM" style:font-weight-complex="normal"/>
    </style:style>
    <style:style style:name="T38" style:family="text">
      <style:text-properties style:font-name="Monospace" fo:language="en" fo:country="US" fo:font-weight="normal" officeooo:rsid="06d6a382" style:font-size-asian="10.5pt" style:font-weight-asian="normal" style:font-name-complex="David CLM" style:font-weight-complex="normal"/>
    </style:style>
    <style:style style:name="T39" style:family="text">
      <style:text-properties style:font-name="Monospace" fo:language="en" fo:country="US" fo:font-weight="normal" officeooo:rsid="06de772b" style:font-size-asian="10.5pt" style:font-weight-asian="normal" style:font-name-complex="David CLM" style:font-weight-complex="normal"/>
    </style:style>
    <style:style style:name="T40" style:family="text">
      <style:text-properties style:font-name="Monospace" fo:language="en" fo:country="US" fo:font-weight="normal" officeooo:rsid="06e3887d" style:font-size-asian="10.5pt" style:font-weight-asian="normal" style:font-name-complex="David CLM" style:font-weight-complex="normal"/>
    </style:style>
    <style:style style:name="T41" style:family="text">
      <style:text-properties style:font-name="Monospace" fo:language="en" fo:country="US" fo:font-style="italic" fo:font-weight="normal" officeooo:rsid="06c488a3" style:font-size-asian="10.5pt" style:font-style-asian="italic" style:font-weight-asian="normal" style:font-name-complex="David CLM" style:font-style-complex="italic" style:font-weight-complex="normal"/>
    </style:style>
    <style:style style:name="T42" style:family="text">
      <style:text-properties style:font-name="Monospace" fo:language="en" fo:country="US" style:font-size-asian="10.5pt" style:font-name-complex="David CLM" style:font-weight-complex="normal"/>
    </style:style>
    <style:style style:name="T43" style:family="text">
      <style:text-properties style:font-name="Monospace" fo:language="en" fo:country="US" officeooo:rsid="06cc7b7c" style:font-size-asian="10.5pt" style:font-name-complex="David CLM" style:font-weight-complex="normal"/>
    </style:style>
    <style:style style:name="T44" style:family="text">
      <style:text-properties style:font-name="Monospace" fo:language="en" fo:country="US" officeooo:rsid="06cfc6c9" style:font-size-asian="10.5pt" style:font-name-complex="David CLM" style:font-weight-complex="normal"/>
    </style:style>
    <style:style style:name="T45" style:family="text">
      <style:text-properties style:font-name="Monospace" fo:language="en" fo:country="US" officeooo:rsid="06de772b" style:font-size-asian="10.5pt" style:font-name-complex="David CLM" style:font-weight-complex="normal"/>
    </style:style>
    <style:style style:name="T46" style:family="text">
      <style:text-properties style:font-name="Monospace" fo:language="en" fo:country="US" officeooo:rsid="06dfa93a" style:font-size-asian="10.5pt" style:font-name-complex="David CLM" style:font-weight-complex="normal"/>
    </style:style>
    <style:style style:name="T47" style:family="text">
      <style:text-properties style:font-name="Monospace" fo:language="en" fo:country="US" officeooo:rsid="06e0c67e" style:font-size-asian="10.5pt" style:font-name-complex="David CLM" style:font-weight-complex="normal"/>
    </style:style>
    <style:style style:name="T48" style:family="text">
      <style:text-properties style:font-name="Monospace" fo:language="en" fo:country="US" officeooo:rsid="06e5b48c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6e764f5" style:font-size-asian="10.5pt" style:font-name-complex="David CLM" style:font-weight-complex="normal"/>
    </style:style>
    <style:style style:name="T50" style:family="text">
      <style:text-properties style:font-name="Monospace" fo:language="en" fo:country="US" officeooo:rsid="06e93863" style:font-size-asian="10.5pt" style:font-name-complex="David CLM" style:font-weight-complex="normal"/>
    </style:style>
    <style:style style:name="T51" style:family="text">
      <style:text-properties style:font-name="Monospace" fo:language="en" fo:country="US" officeooo:rsid="06eaa126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6eb0378" style:font-size-asian="10.5pt" style:font-name-complex="David CLM" style:font-weight-complex="normal"/>
    </style:style>
    <style:style style:name="T53" style:family="text">
      <style:text-properties style:font-name="Monospace" fo:language="en" fo:country="US" officeooo:rsid="06eb0b83" style:font-size-asian="10.5pt" style:font-name-complex="David CLM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6bd383f" style:font-weight-asian="normal" style:font-weight-complex="normal"/>
    </style:style>
    <style:style style:name="T56" style:family="text">
      <style:text-properties fo:font-weight="normal" officeooo:rsid="06c488a3" style:font-weight-asian="normal" style:font-weight-complex="normal"/>
    </style:style>
    <style:style style:name="T57" style:family="text">
      <style:text-properties fo:font-weight="normal" officeooo:rsid="06c6a5fd" style:font-weight-asian="normal" style:font-weight-complex="normal"/>
    </style:style>
    <style:style style:name="T58" style:family="text">
      <style:text-properties officeooo:rsid="04af6545"/>
    </style:style>
    <style:style style:name="T59" style:family="text">
      <style:text-properties style:text-position="sub 58%" style:font-name="Monospace" fo:language="en" fo:country="US" fo:font-weight="bold" officeooo:rsid="06bd383f" style:font-size-asian="10.5pt" style:font-weight-asian="bold" style:font-name-complex="David CLM" style:font-weight-complex="normal"/>
    </style:style>
    <style:style style:name="T60" style:family="text">
      <style:text-properties style:font-name="Liberation Sans" fo:font-size="21pt" fo:font-weight="bold" officeooo:rsid="06b55626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61" style:family="text">
      <style:text-properties fo:language="en" fo:country="US"/>
    </style:style>
    <style:style style:name="T62" style:family="text">
      <style:text-properties fo:language="en" fo:country="US" fo:font-weight="bold" style:font-weight-asian="bold"/>
    </style:style>
    <style:style style:name="T63" style:family="text">
      <style:text-properties fo:language="en" fo:country="US" fo:font-weight="bold" officeooo:rsid="07d8a00d" style:font-weight-asian="bold"/>
    </style:style>
    <style:style style:name="T64" style:family="text">
      <style:text-properties fo:language="en" fo:country="US" officeooo:rsid="06b61fb1"/>
    </style:style>
    <style:style style:name="T65" style:family="text">
      <style:text-properties fo:language="en" fo:country="US" officeooo:rsid="06b7bfa8"/>
    </style:style>
    <style:style style:name="T66" style:family="text">
      <style:text-properties fo:language="en" fo:country="US" officeooo:rsid="06dbf31e"/>
    </style:style>
    <style:style style:name="T67" style:family="text">
      <style:text-properties fo:language="en" fo:country="US" officeooo:rsid="06ba4fff"/>
    </style:style>
    <style:style style:name="T68" style:family="text">
      <style:text-properties fo:language="en" fo:country="US" officeooo:rsid="06e07f89"/>
    </style:style>
    <style:style style:name="T69" style:family="text">
      <style:text-properties officeooo:rsid="06e07f89"/>
    </style:style>
    <style:style style:name="T70" style:family="text">
      <style:text-properties officeooo:rsid="06e9386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מטלה</text:span><text:span text:style-name="T58"> –</text:span><text:span text:style-name="T2"> </text:span><text:span text:style-name="T60">מיזוג הצעות תקציב</text:span></text:h>
      <text:p text:style-name="P24"><text:span text:style-name="T58">יש לענות על שאלה אחת לבחירתכם. </text:span><text:span text:style-name="T3">שאלות המסומנות בכוכבית * מזכות בניקוד כפול.</text:span></text:p>
      <text:p text:style-name="P25"/>
      <text:p text:style-name="P7"><text:span text:style-name="T54">שאלה </text:span><text:span text:style-name="T10">1</text:span><text:span text:style-name="T8">:</text:span><text:span text:style-name="T54"> </text:span><text:span text:style-name="T10">תיקון טעות בהרצאה</text:span></text:p>
      <text:p text:style-name="P9"><text:span text:style-name="T63">ב</text:span><text:span text:style-name="T62">הרצאה אמרתי, שאלגוריתם </text:span><text:span text:style-name="T64">החציון המוכלל עם פונקציות עולות </text:span><text:span text:style-name="T65">ליניאריות </text:span><text:span text:style-name="T61">הוא יעיל-פארטו. זה לא נכון. <text:s/></text:span><text:span text:style-name="T66">ל</text:span><text:span text:style-name="T61">דוגמה, נניח שיש שני אזרחים ושלושה נושאים, התקציב הכולל הוא 100, וההצבעות הן (80, 20, 0) ו-<text:line-break/>(80, 0, 20).</text:span></text:p>
      <text:p text:style-name="P9"><text:span text:style-name="T61"/></text:p>
      <text:p text:style-name="P10"><text:span text:style-name="T63">א. </text:span><text:span text:style-name="T64">מה</text:span><text:span text:style-name="T67">ו</text:span><text:span text:style-name="T64"> התקציב המתקבל מהפעלת האלגוריתם החציון המוכלל עם פונקציות עולות </text:span><text:span text:style-name="T65">ליניאריות</text:span><text:span text:style-name="T64">? פרטו את שלבי החישוב.</text:span></text:p>
      <text:p text:style-name="P10"><text:span text:style-name="T64"/></text:p>
      <text:p text:style-name="P11"><text:span text:style-name="T64">ב. </text:span><text:span text:style-name="T61">הראו שהתקציב המתקבל אינו יעיל פארטו (הראו שיפור פארטו שלו).</text:span></text:p>
      <text:p text:style-name="P13"><text:span text:style-name="T16"/></text:p>
      <text:p text:style-name="P4"><text:span text:style-name="T54">שאלה </text:span><text:span text:style-name="T9">2</text:span><text:span text:style-name="T8">:</text:span><text:span text:style-name="T54"> </text:span><text:span text:style-name="T55">אלגוריתם חלופי</text:span></text:p>
      <text:p text:style-name="P12"><text:span text:style-name="T21">נתון אלגוריתם חלופי לקביעת תקציב.</text:span></text:p>
      <text:p text:style-name="P12"><text:span text:style-name="T22">1. </text:span><text:span text:style-name="T21">עבור כל נושא </text:span><text:span text:style-name="T21">j, מצא את החציון </text:span><text:span text:style-name="T22">x</text:span><text:span text:style-name="T59">j</text:span><text:span text:style-name="T21"> </text:span><text:span text:style-name="T21">.</text:span></text:p>
      <text:p text:style-name="P12"><text:span text:style-name="T22">2. </text:span><text:span text:style-name="T22">סמן ב-X את הסכום של כל ה-x</text:span><text:span text:style-name="T59">j </text:span><text:span text:style-name="T22">.</text:span></text:p>
      <text:p text:style-name="P12"><text:span text:style-name="T22">3. התקציב לכל נושא j יהיה:</text:span></text:p>
      <text:p text:style-name="P14"><text:span text:style-name="T23">x</text:span><text:span text:style-name="T59">j <text:s/></text:span><text:span text:style-name="T23">+ (C-X)/m</text:span></text:p>
      <text:p text:style-name="P15"><text:span text:style-name="T23">כאשר </text:span><text:span text:style-name="T26">C הוא הסכום הכולל בקופה, ו-</text:span><text:span text:style-name="T23">m הוא מספר הנושאים. </text:span><text:span text:style-name="T26">שימו לב שסכום התקציבים של כל הנושאים הוא בדיוק C </text:span><text:span text:style-name="T27">(הנירמול מתבצע ע"י הורדת סכום קבוע מכל נושא).</text:span></text:p>
      <text:p text:style-name="P16"><text:span text:style-name="T26"/></text:p>
      <text:p text:style-name="P16"><text:span text:style-name="T23">האם האלגוריתם החלופי מגלה-אמת? אם כן – הוכיחו. אם לא – הראו דוגמה נגדית.</text:span></text:p>
      <text:p text:style-name="P17"><text:span text:style-name="T4"/></text:p>
      <text:p text:style-name="P5"><text:span text:style-name="T54">* שאלה </text:span><text:span text:style-name="T5">3</text:span><text:span text:style-name="T8">:</text:span><text:span text:style-name="T54"> </text:span><text:span text:style-name="T56">הגינות </text:span><text:span text:style-name="T12">לקבוצות – </text:span><text:span text:style-name="T13">תנאי</text:span><text:span text:style-name="T12"> משופר</text:span></text:p>
      <text:p text:style-name="P18"><text:span text:style-name="T19">שאלה זו מתייחסת לא</text:span><text:span text:style-name="T17">לגוריתם החציון המוכלל עם פונקציות עולות </text:span><text:span text:style-name="T18">ליניאריות</text:span><text:span text:style-name="T17">. </text:span><text:span text:style-name="T19">הוכחנו בהרצאה, שכאשר האזרחים מתחלקים לקבוצות “</text:span><text:span text:style-name="T20">ממוקדות</text:span><text:span text:style-name="T19">”, כך שהאזרחים בכל קבוצה </text:span><text:span text:style-name="T30">j נותנים 100% מהתקציב לנושא j, התקציב המתקבל מתחלק בין הנושאים ביחס ישר למספר התומכים של כל נושא: </text:span><text:span text:style-name="T31">נושא שיש לו k תומכים יקבל k/n מהתקציב.</text:span></text:p>
      <text:p text:style-name="P19"><text:span text:style-name="T30">עכשיו נניח שיש רק קבוצה </text:span><text:span text:style-name="T41">אחת</text:span><text:span text:style-name="T30"> </text:span><text:span text:style-name="T31">ממוקדת</text:span><text:span text:style-name="T30">: יש קבוצה של k אזרחים, שנותנים 100% מהתקציב לנושא j. שאר האזרחים יכולים לחלק את התקציב באופן כלשהו – </text:span><text:span text:style-name="T31">לא דווקא באופן ממוקד.</text:span></text:p>
      <text:p text:style-name="P21"><text:span text:style-name="T29">האם האלגוריתם מבטיח, שנושא j יקבל לפחות k/n מהתקציב? </text:span><text:span text:style-name="T32">אם כן – הוכיחו. אם לא – הראו דוגמה נגדית.</text:span></text:p>
      <text:p text:style-name="P21"><text:span text:style-name="T33">(מומלץ לבדוק קודם את המקרה k=1: נניח שיש אזרח אחד הנותן 100% מהתקציב לנושא j. האם </text:span><text:span text:style-name="T36">מובטח ש</text:span><text:span text:style-name="T33">נושא j </text:span><text:span text:style-name="T37">י</text:span><text:span text:style-name="T33">קבל לפחות 1 חלקי n מהתקציב?)</text:span></text:p>
      <text:p text:style-name="P22"/>
      <text:p text:style-name="P6"><text:soft-page-break/><text:span text:style-name="T54">שאלה </text:span><text:span text:style-name="T6">4</text:span><text:span text:style-name="T8">:</text:span><text:span text:style-name="T54"> </text:span><text:span text:style-name="T57">תיכנות: </text:span><text:span text:style-name="T11">חישוב תקציב</text:span></text:p>
      <text:p text:style-name="P20"><text:span text:style-name="T32">כ</text:span><text:span text:style-name="T34">תבו פונקציה בפייתון, המקבל</text:span><text:span text:style-name="T35">ת</text:span><text:span text:style-name="T34"> כקלט </text:span><text:span text:style-name="T35">את כמות הכסף בקופה</text:span><text:span text:style-name="T34"> </text:span><text:span text:style-name="T38">ו</text:span><text:span text:style-name="T35">הצבעות האזרחים, </text:span><text:span text:style-name="T39">ומחשבת את התקציב</text:span><text:span text:style-name="T40"> בעזרת אלגוריתם החציון המוכלל עם פונקציות עולות ליניאריות</text:span><text:span text:style-name="T34">. </text:span><text:span text:style-name="T39">כותרת הפונקציה:</text:span></text:p>
      <text:p text:style-name="P23"/>
      <text:p text:style-name="P30"><text:span text:style-name="T28">def</text:span><text:span text:style-name="T43"> </text:span><text:span text:style-name="T45">compute_</text:span><text:span text:style-name="T47">budget</text:span><text:span text:style-name="T43">(</text:span></text:p>
      <text:p text:style-name="P29"><text:tab/>total_budget:float,</text:p>
      <text:p text:style-name="P30"><text:span text:style-name="T43"><text:tab/>citizen_votes:</text:span><text:span text:style-name="T44">List[List]</text:span></text:p>
      <text:p text:style-name="P33"><text:span text:style-name="T43">) → </text:span><text:span text:style-name="T42">List[float]</text:span></text:p>
      <text:p text:style-name="P28"><text:span text:style-name="T45">הנה דוגמת קריאה לפונקציה עבור תקציב עם שלושה </text:span><text:span text:style-name="T46">סעיפים</text:span><text:span text:style-name="T45">, ושני אזרחים:</text:span></text:p>
      <text:p text:style-name="P32"><text:span text:style-name="T45">compute_budget(100, [ [</text:span><text:span text:style-name="T48">100, 0, 0</text:span><text:span text:style-name="T45">], [0, 0, 100] ])</text:span></text:p>
      <text:p text:style-name="P27"><text:span text:style-name="T46">הערך המוחזר הוא רשימה עם מספרים כמספר הסעיפים, למשל:</text:span></text:p>
      <text:p text:style-name="P31"><text:span text:style-name="T46">[</text:span><text:span text:style-name="T48">50, 0, 50</text:span><text:span text:style-name="T46">]</text:span></text:p>
      <text:p text:style-name="P8"><text:span text:style-name="T54">שאלה </text:span><text:span text:style-name="T7">5</text:span><text:span text:style-name="T8">:</text:span><text:span text:style-name="T54"> </text:span><text:span text:style-name="T57">תיכנות: </text:span><text:span text:style-name="T15">בדיקת הגינות לקבוצות</text:span></text:p>
      <text:p text:style-name="P26"><text:span text:style-name="T69">נתונה פונקציה בשם </text:span><text:span text:style-name="T68">compute_budget, עם חתימה כמו </text:span><text:span text:style-name="T49">בשאלה 4. בשאלה זו עליכם לבדוק </text:span><text:span text:style-name="T50">אם הפונקציה</text:span><text:span text:style-name="T49"> מחזירה תקציב הוגן לקבוצות. </text:span><text:span text:style-name="T51">כתבו קוד הבודק את ההגינות של הפונקציה<text:line-break/> compute_budget <text:s/>עבור </text:span><text:span text:style-name="T52">תקציב עם 3 נושאים ו</text:span><text:span text:style-name="T51">מדינה עם 10 אזרחים </text:span><text:span text:style-name="T53">(השתמשו בהגדרת "הגינות לקבוצות" שלמדנו בהרצאה).</text:span></text:p>
      <text:p text:style-name="P26"><text:span text:style-name="T51"/></text:p>
      <text:p text:style-name="P26"><text:span text:style-name="T4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2-22T19:25:11.372000000</dc:date>
    <meta:editing-duration>P12DT2H20S</meta:editing-duration>
    <meta:editing-cycles>1599</meta:editing-cycles>
    <meta:document-statistic meta:table-count="0" meta:image-count="0" meta:object-count="0" meta:page-count="2" meta:paragraph-count="33" meta:word-count="408" meta:character-count="2324" meta:non-whitespace-character-count="1936"/>
  </office:meta>
</office:document-meta>
</file>